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Roboto" svg:font-family="Roboto" style:font-family-generic="system" style:font-pitch="variable" svg:panose-1="2 0 0 0 0 0 0 0 0 0"/>
    <style:font-face style:name="Roboto Thin" svg:font-family="Roboto Thin"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Roboto"/>
    </style:style>
    <style:style style:name="P2" style:parent-style-name="Standard" style:family="paragraph">
      <style:text-properties style:font-name="Roboto"/>
    </style:style>
    <style:style style:name="P3" style:parent-style-name="Standard" style:family="paragraph">
      <style:text-properties style:font-name="Roboto"/>
    </style:style>
    <style:style style:name="P4" style:parent-style-name="Standard" style:family="paragraph">
      <style:text-properties style:font-name="Roboto"/>
    </style:style>
    <style:style style:name="P5" style:parent-style-name="Standard" style:family="paragraph">
      <style:text-properties style:font-name="Roboto"/>
    </style:style>
    <style:style style:name="T6" style:parent-style-name="DefaultParagraphFont" style:family="text">
      <style:text-properties style:font-name="Roboto"/>
    </style:style>
    <style:style style:name="T7" style:parent-style-name="DefaultParagraphFont" style:family="text">
      <style:text-properties style:font-name="Roboto"/>
    </style:style>
    <style:style style:name="T8" style:parent-style-name="DefaultParagraphFont" style:family="text">
      <style:text-properties style:font-name="Roboto"/>
    </style:style>
    <style:style style:name="T9" style:parent-style-name="DefaultParagraphFont" style:family="text">
      <style:text-properties style:font-name="Roboto"/>
    </style:style>
    <style:style style:name="T10" style:parent-style-name="DefaultParagraphFont" style:family="text">
      <style:text-properties style:font-name="Roboto"/>
    </style:style>
    <style:style style:name="T11" style:parent-style-name="DefaultParagraphFont" style:family="text">
      <style:text-properties style:font-name="Roboto"/>
    </style:style>
    <style:style style:name="T12" style:parent-style-name="DefaultParagraphFont" style:family="text">
      <style:text-properties style:font-name="Roboto"/>
    </style:style>
    <style:style style:name="T13" style:parent-style-name="DefaultParagraphFont" style:family="text">
      <style:text-properties style:font-name="Roboto"/>
    </style:style>
    <style:style style:name="T14" style:parent-style-name="DefaultParagraphFont" style:family="text">
      <style:text-properties style:font-name="Roboto" fo:color="#FF0000" fo:background-color="#FF0000"/>
    </style:style>
    <style:style style:name="T15" style:parent-style-name="DefaultParagraphFont" style:family="text">
      <style:text-properties style:font-name="Roboto"/>
    </style:style>
    <style:style style:name="P16" style:parent-style-name="Standard" style:family="paragraph">
      <style:text-properties style:font-name="Roboto"/>
    </style:style>
    <style:style style:name="P17" style:parent-style-name="Standard" style:family="paragraph">
      <style:text-properties style:font-name="Roboto"/>
    </style:style>
    <style:style style:name="P18" style:parent-style-name="Standard" style:family="paragraph">
      <style:text-properties style:font-name="Roboto"/>
    </style:style>
    <style:style style:name="P19" style:parent-style-name="Standard" style:family="paragraph">
      <style:text-properties style:font-name="Roboto"/>
    </style:style>
    <style:style style:name="P20" style:parent-style-name="Standard" style:family="paragraph">
      <style:text-properties style:font-name="Roboto"/>
    </style:style>
    <style:style style:name="P21" style:parent-style-name="Standard" style:family="paragraph">
      <style:text-properties style:font-name="Roboto"/>
    </style:style>
    <style:style style:name="P22" style:parent-style-name="Normal" style:family="paragraph">
      <style:paragraph-properties>
        <style:tab-stops>
          <style:tab-stop style:type="left" style:position="2.875in"/>
        </style:tab-stops>
      </style:paragraph-properties>
      <style:text-properties style:font-name="Roboto Thin"/>
    </style:style>
  </office:automatic-styles>
  <office:body>
    <office:text text:use-soft-page-breaks="true">
      <text:p text:style-name="P1">1. What is a transpiler?</text:p>
      <text:p text:style-name="P2">Before the process of creating a transpiler can be detailed, a few key terms must first be defined. A transpiler is a program that translates code from one programming language into another programming<text:s/>language. This can be useful to rapidly prototype a language, port code from one language to another, or just run certain languages.</text:p>
      <text:p text:style-name="P3">A transpiler as a program has three major essential stages: Lexer, Parser, and Code Generation. Most transpilers will also<text:s/>include a semantic analysis stage to check for other errors, but this is not always necessary depending on the specifics of the languages.</text:p>
      <text:p text:style-name="P4">A transpiler will generally deal with up to three programming languages, depending on the choices of the programmers:<text:s/>a source language (the language the input to the program is in), the target language (the language that the program will output) and the language used to program the transpiler.</text:p>
      <text:p text:style-name="P5">2. What languages?</text:p>
      <text:p text:style-name="Standard"><text:span text:style-name="T6">I have chosen to use SPLIWACA as the source language becau</text:span><text:span text:style-name="T7">se it is simple and therefore relatively easy to translate. I also am helping to develop it so I can get more information about how the language is intended to work in niche cases that might be necessary during development. SPLIWACA stands for Standardised</text:span><text:span text:style-name="T8"><text:s/>Pseudolang Impleme</text:span><text:span text:style-name="T9">nted With(out) A Cool Acronym. It is bei</text:span><text:span text:style-name="T10">ng</text:span><text:span text:style-name="T11"><text:s/></text:span><text:span text:style-name="T12">developed mostly<text:s/></text:span><text:span text:style-name="T13">by<text:s/></text:span><text:span text:style-name="T14">[]</text:span><text:span text:style-name="T15">.</text:span></text:p>
      <text:p text:style-name="P16">The target language is Python 3.8 because it is also relatively simple and it is a widely used and recognised language.</text:p>
      <text:p text:style-name="P17">I chose C++ to write the transpiler in because it is a fast, industry-standard language with many features that make it relatively easy to create the structures required.</text:p>
      <text:p text:style-name="P18">3. What do the stages do?</text:p>
      <text:p text:style-name="P19">The first stage is the lexer, or lexical analysis. The lexer splits the input stream of text into “words”. These words are the different operators and identifiers and keywords.</text:p>
      <text:p text:style-name="P20">The list of words in the program is then fed into the next stage: the parser, or syntax analysis. This stage uses the words to construct an abstract syntax tree. This groups together the words which tell the language what is happening e.g. +, FUNCTION and associates the identifiers and constant values. Identifiers are either variables or constants; they hold a value and when they are used, the value they hold is taken out and used<text:s/>in the operation.</text:p>
      <text:p text:style-name="P21">The final stage is code generation, where the abstract syntax tree is traversed and used to generate code. In most compilers, the abstract syntax tree will be used to generate an intermediate representation which will then be optimised and used to generate the final machine code. However, I have decided to skip this step and go straight to generating the final python code. This is because the languages are quite similar so going down to a lower-level intermediate representation will not help generate the final code.</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Roboto" svg:font-family="Roboto" style:font-family-generic="system" style:font-pitch="variable" svg:panose-1="2 0 0 0 0 0 0 0 0 0"/>
    <style:font-face style:name="Roboto Thin" svg:font-family="Roboto Thin"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ctor5555 Wilkinson</dc:creator>
    <meta:creation-date>2020-01-21T17:59:00Z</meta:creation-date>
    <dc:date>2020-01-27T11:48:00Z</dc:date>
    <meta:template xlink:href="Normal.dotm" xlink:type="simple"/>
    <meta:editing-cycles>12</meta:editing-cycles>
    <meta:editing-duration>PT15540S</meta:editing-duration>
    <meta:document-statistic meta:page-count="1" meta:paragraph-count="5" meta:word-count="418" meta:character-count="2802" meta:row-count="19" meta:non-whitespace-character-count="2389"/>
  </office:meta>
</office:document-meta>
</file>